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sans-serif"/>
  </office:font-face-decls>
  <office:automatic-styles>
    <style:style style:name="P1" style:family="paragraph" style:parent-style-name="Heading_20_1">
      <style:text-properties fo:color="#f5deb3" loext:opacity="100%" style:font-name="DejaVu Sans"/>
    </style:style>
    <style:style style:name="P2" style:family="paragraph" style:parent-style-name="Heading_20_1">
      <style:text-properties fo:color="#f5deb3" loext:opacity="100%" style:font-name="DejaVu Sans" officeooo:paragraph-rsid="000af87d"/>
    </style:style>
    <style:style style:name="P3" style:family="paragraph" style:parent-style-name="Standard">
      <style:paragraph-properties fo:text-align="start" style:justify-single-word="false"/>
      <style:text-properties officeooo:rsid="0006f497" officeooo:paragraph-rsid="0006f49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f497" officeooo:paragraph-rsid="0006f49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714a" officeooo:paragraph-rsid="0007714a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082344" officeooo:paragraph-rsid="00082344"/>
    </style:style>
    <style:style style:name="P7" style:family="paragraph" style:parent-style-name="Standard">
      <style:paragraph-properties fo:text-align="center" style:justify-single-word="false"/>
      <style:text-properties fo:color="#f5deb3" loext:opacity="100%" style:font-name="DejaVu Sans" officeooo:rsid="0006f497" officeooo:paragraph-rsid="0006f497"/>
    </style:style>
    <style:style style:name="P8" style:family="paragraph" style:parent-style-name="Standard">
      <style:paragraph-properties fo:text-align="start" style:justify-single-word="false"/>
      <style:text-properties fo:color="#f5deb3" loext:opacity="100%" style:font-name="DejaVu Sans" officeooo:rsid="0006f497" officeooo:paragraph-rsid="0006f497"/>
    </style:style>
    <style:style style:name="P9" style:family="paragraph" style:parent-style-name="Standard" style:list-style-name="L5">
      <style:paragraph-properties fo:text-align="start" style:justify-single-word="false"/>
      <style:text-properties fo:color="#f5deb3" loext:opacity="100%" style:font-name="DejaVu Sans" officeooo:paragraph-rsid="00082344"/>
    </style:style>
    <style:style style:name="P10" style:family="paragraph" style:parent-style-name="Standard" style:list-style-name="L3">
      <style:paragraph-properties fo:text-align="start" style:justify-single-word="false"/>
      <style:text-properties fo:color="#f5deb3" loext:opacity="100%" style:font-name="DejaVu Sans" officeooo:paragraph-rsid="0007714a"/>
    </style:style>
    <style:style style:name="P11" style:family="paragraph" style:parent-style-name="Standard" style:list-style-name="L3">
      <style:paragraph-properties fo:text-align="start" style:justify-single-word="false"/>
      <style:text-properties fo:color="#f5deb3" loext:opacity="100%" style:font-name="DejaVu Sans" officeooo:rsid="0007714a" officeooo:paragraph-rsid="0007714a"/>
    </style:style>
    <style:style style:name="P12" style:family="paragraph" style:parent-style-name="Standard">
      <style:paragraph-properties fo:text-align="start" style:justify-single-word="false"/>
      <style:text-properties fo:color="#f5deb3" loext:opacity="100%" style:font-name="DejaVu Sans" officeooo:rsid="0007714a" officeooo:paragraph-rsid="0007714a"/>
    </style:style>
    <style:style style:name="P13" style:family="paragraph" style:parent-style-name="Standard" style:list-style-name="L4">
      <style:paragraph-properties fo:text-align="start" style:justify-single-word="false"/>
      <style:text-properties fo:color="#f5deb3" loext:opacity="100%" style:font-name="DejaVu Sans" officeooo:rsid="00082344" officeooo:paragraph-rsid="00082344"/>
    </style:style>
    <style:style style:name="P14" style:family="paragraph" style:parent-style-name="Standard" style:list-style-name="L7">
      <style:text-properties fo:color="#f5deb3" loext:opacity="100%" style:font-name="DejaVu Sans"/>
    </style:style>
    <style:style style:name="P15" style:family="paragraph" style:parent-style-name="Standard" style:list-style-name="L7">
      <style:text-properties fo:color="#f5deb3" loext:opacity="100%" style:font-name="DejaVu Sans" officeooo:paragraph-rsid="000af87d"/>
    </style:style>
    <style:style style:name="P16" style:family="paragraph" style:parent-style-name="Standard" style:list-style-name="L6">
      <style:paragraph-properties fo:text-align="start" style:justify-single-word="false"/>
      <style:text-properties fo:color="#f5deb3" loext:opacity="100%" style:font-name="DejaVu Sans" officeooo:rsid="000b70df" officeooo:paragraph-rsid="000b70df"/>
    </style:style>
    <style:style style:name="P17" style:family="paragraph" style:parent-style-name="Subtitle">
      <style:text-properties fo:color="#f5deb3" loext:opacity="100%" style:font-name="DejaVu Sans"/>
    </style:style>
    <style:style style:name="P18" style:family="paragraph" style:parent-style-name="Title">
      <style:text-properties fo:color="#f5deb3" loext:opacity="100%" style:font-name="DejaVu Sans"/>
    </style:style>
    <style:style style:name="T1" style:family="text">
      <style:text-properties officeooo:rsid="0007714a"/>
    </style:style>
    <style:style style:name="T2" style:family="text">
      <style:text-properties fo:color="#fffffe" loext:opacity="100%"/>
    </style:style>
    <style:style style:name="T3" style:family="text">
      <style:text-properties fo:color="#f5deb3" loext:opacity="100%"/>
    </style:style>
    <style:style style:name="T4" style:family="text">
      <style:text-properties fo:color="#f5deb3" loext:opacity="100%" officeooo:rsid="000823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usty Bones Whitepaper</text:p>
      <text:p text:style-name="P7"/>
      <text:p text:style-name="P7"/>
      <text:p text:style-name="P17">Dusty Bones is a community of NFT enthusiasts on @MultiversX. 90% of rewards are donated to holders. Only art and fun here.</text:p>
      <text:p text:style-name="P8"/>
      <text:h text:style-name="P1" text:outline-level="1">Objectives : </text:h>
      <text:list xml:id="list1275534524" text:style-name="L5">
        <text:list-item>
          <text:p text:style-name="P9"><text:span text:style-name="T1">Create a community motivated by the discovery of MultiversX: https://multiversx.com/ </text:span></text:p>
        </text:list-item>
        <text:list-item>
          <text:p text:style-name="P9"><text:span text:style-name="T1">Invest in the $Hatom protocol to generate rewards for our holders: https://beta.hatom.com/ </text:span></text:p>
        </text:list-item>
        <text:list-item>
          <text:p text:style-name="P9"><text:span text:style-name="T1">Manage the DAO wallet collaboratively with all team members using xSafe: https://xsafe.io/ </text:span></text:p>
        </text:list-item>
        <text:list-item>
          <text:p text:style-name="P9"><text:span text:style-name="T1">Provide fun 3D illustrations </text:span></text:p>
        </text:list-item>
        <text:list-item>
          <text:p text:style-name="P9"><text:span text:style-name="T1">Collaborate with various NFT community actors of MultiversX </text:span></text:p>
        </text:list-item>
        <text:list-item>
          <text:p text:style-name="P9"><text:span text:style-name="T1">Engage the community by conducting votes on certain decisions through FrameIt: https://www.frameit.gg/ </text:span></text:p>
        </text:list-item>
        <text:list-item>
          <text:p text:style-name="P9"><text:span text:style-name="T1">Have fun and support each other</text:span></text:p>
        </text:list-item>
      </text:list>
      <text:p text:style-name="P8"/>
      <text:h text:style-name="P1" text:outline-level="1">Roadmap :</text:h>
      <text:list xml:id="list1032943933" text:style-name="L3">
        <text:list-item>
          <text:p text:style-name="P10"><text:span text:style-name="T1">Create the xSafe wallet to manage funds</text:span></text:p>
        </text:list-item>
        <text:list-item>
          <text:p text:style-name="P10"><text:span text:style-name="T1">Create Twitter, Discord, and the website</text:span></text:p>
        </text:list-item>
        <text:list-item>
          <text:p text:style-name="P10"><text:span text:style-name="T1">Release the NFT collection</text:span></text:p>
        </text:list-item>
        <text:list-item>
          <text:p text:style-name="P10"><text:span text:style-name="T1">Invest funds in Hatom protocol farms</text:span></text:p>
        </text:list-item>
        <text:list-item>
          <text:p text:style-name="P10"><text:span text:style-name="T1">Reward holders with farm interests</text:span></text:p>
        </text:list-item>
        <text:list-item>
          <text:p text:style-name="P10"><text:span text:style-name="T1">Vote on decisions via a smart contract on FrameIt</text:span></text:p>
        </text:list-item>
        <text:list-item>
          <text:p text:style-name="P11">Collaborate with other MultiversX actors</text:p>
        </text:list-item>
      </text:list>
      <text:p text:style-name="P12"/>
      <text:h text:style-name="P1" text:outline-level="1">Team :</text:h>
      <text:list xml:id="list633231945" text:style-name="L4">
        <text:list-item>
          <text:p text:style-name="P13">Stan : Designer</text:p>
        </text:list-item>
        <text:list-item>
          <text:p text:style-name="P13">Pentaxx : Social Manager</text:p>
        </text:list-item>
        <text:list-item>
          <text:p text:style-name="P13">Mobo : Developer</text:p>
        </text:list-item>
      </text:list>
      <text:p text:style-name="P12"/>
      <text:h text:style-name="P2" text:outline-level="1">Links :</text:h>
      <text:list xml:id="list3079813987" text:style-name="L7">
        <text:list-item>
          <text:p text:style-name="P14">Twitter : https://twitter.com/DBones_mvx </text:p>
        </text:list-item>
        <text:list-item>
          <text:p text:style-name="P15">Discord : https://discord.gg/7hmqG7Cz </text:p>
        </text:list-item>
        <text:list-item>
          <text:p text:style-name="P15">FrameIt : https://www.frameit.gg/marketplace/DUSTYBONES-c1fc90 </text:p>
        </text:list-item>
        <text:list-item>
          <text:p text:style-name="P15">Website : https://dusty-bones.netlify.app/</text:p>
        </text:list-item>
      </text:list>
      <text:list xml:id="list4197392815" text:style-name="L6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c0000" style:writing-mode="lr-tb" draw:fill="solid" draw:fill-color="#2c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c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15:18.947294554</meta:creation-date>
    <dc:date>2023-06-21T16:22:36.784507265</dc:date>
    <meta:editing-duration>PT15M33S</meta:editing-duration>
    <meta:editing-cycles>6</meta:editing-cycles>
    <meta:generator>LibreOffice/7.3.7.2$Linux_X86_64 LibreOffice_project/30$Build-2</meta:generator>
    <meta:print-date>2023-06-21T16:16:27.272750607</meta:print-date>
    <meta:document-statistic meta:table-count="0" meta:image-count="0" meta:object-count="0" meta:page-count="1" meta:paragraph-count="28" meta:word-count="183" meta:character-count="1195" meta:non-whitespace-character-count="1051"/>
  </office:meta>
</office:document-meta>
</file>